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.get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setServiceUnits( ServiceUnit [ ] service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setConnections( Connections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